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 table:number-columns-spanned="2" table:number-rows-spanned="1">
            <text:p>Escenario A</text:p>
          </table:table-cell>
          <table:covered-table-cell/>
          <table:table-cell office:value-type="string" table:number-columns-spanned="2" table:number-rows-spanned="1">
            <text:p>Escenario B</text:p>
          </table:table-cell>
          <table:covered-table-cell/>
          <table:table-cell office:value-type="string" table:number-columns-spanned="2" table:number-rows-spanned="1">
            <text:p>Escenario C</text:p>
          </table:table-cell>
          <table:covered-table-cell/>
          <table:table-cell office:value-type="string" table:number-columns-spanned="2" table:number-rows-spanned="1">
            <text:p>Escenario D</text:p>
          </table:table-cell>
          <table:covered-table-cell/>
        </table:table-row>
        <table:table-row table:style-name="ro1">
          <table:table-cell office:value-type="string">
            <text:p>Variable</text:p>
          </table:table-cell>
          <table:table-cell office:value-type="string">
            <text:p>Coef.</text:p>
          </table:table-cell>
          <table:table-cell office:value-type="string">
            <text:p>Prob.</text:p>
          </table:table-cell>
          <table:table-cell office:value-type="string">
            <text:p>Coef.</text:p>
          </table:table-cell>
          <table:table-cell office:value-type="string">
            <text:p>Prob.</text:p>
          </table:table-cell>
          <table:table-cell office:value-type="string">
            <text:p>Coef.</text:p>
          </table:table-cell>
          <table:table-cell office:value-type="string">
            <text:p>Prob.</text:p>
          </table:table-cell>
          <table:table-cell office:value-type="string">
            <text:p>Coef.</text:p>
          </table:table-cell>
          <table:table-cell office:value-type="string">
            <text:p>Prob</text:p>
          </table:table-cell>
        </table:table-row>
        <table:table-row table:style-name="ro2">
          <table:table-cell office:value-type="string">
            <text:p>tweets</text:p>
          </table:table-cell>
          <table:table-cell table:style-name="ce1" office:value-type="float" office:value="0.00000453">
            <text:p>4.53E-006</text:p>
          </table:table-cell>
          <table:table-cell office:value-type="float" office:value="0.6456">
            <text:p>0.6456</text:p>
          </table:table-cell>
          <table:table-cell table:number-columns-repeated="6"/>
        </table:table-row>
        <table:table-row table:style-name="ro1">
          <table:table-cell office:value-type="string">
            <text:p>tfr</text:p>
          </table:table-cell>
          <table:table-cell office:value-type="float" office:value="-0.000493">
            <text:p>-0.000493</text:p>
          </table:table-cell>
          <table:table-cell office:value-type="float" office:value="0.5694">
            <text:p>0.5694</text:p>
          </table:table-cell>
          <table:table-cell table:number-columns-repeated="6"/>
        </table:table-row>
        <table:table-row table:style-name="ro2">
          <table:table-cell office:value-type="string">
            <text:p>since</text:p>
          </table:table-cell>
          <table:table-cell office:value-type="float" office:value="-0.000835">
            <text:p>-0.000835</text:p>
          </table:table-cell>
          <table:table-cell office:value-type="float" office:value="0">
            <text:p>0</text:p>
          </table:table-cell>
          <table:table-cell office:value-type="float" office:value="-0.00082">
            <text:p>-0.00082</text:p>
          </table:table-cell>
          <table:table-cell office:value-type="float" office:value="0">
            <text:p>0</text:p>
          </table:table-cell>
          <table:table-cell office:value-type="float" office:value="-0.000836">
            <text:p>-0.0008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listed</text:p>
          </table:table-cell>
          <table:table-cell office:value-type="float" office:value="-0.001522">
            <text:p>-0.001522</text:p>
          </table:table-cell>
          <table:table-cell office:value-type="float" office:value="0.2806">
            <text:p>0.2806</text:p>
          </table:table-cell>
          <table:table-cell table:style-name="ce1" office:value-type="float" office:value="-0.0000866">
            <text:p>-8.66E-005</text:p>
          </table:table-cell>
          <table:table-cell office:value-type="float" office:value="0.9195">
            <text:p>0.9195</text:p>
          </table:table-cell>
          <table:table-cell table:number-columns-repeated="4"/>
        </table:table-row>
        <table:table-row table:style-name="ro2">
          <table:table-cell office:value-type="string">
            <text:p>friends</text:p>
          </table:table-cell>
          <table:table-cell table:style-name="ce1" office:value-type="float" office:value="-0.00000831">
            <text:p>-8.31E-006</text:p>
          </table:table-cell>
          <table:table-cell office:value-type="float" office:value="0.6752">
            <text:p>0.6752</text:p>
          </table:table-cell>
          <table:table-cell table:number-columns-repeated="6"/>
        </table:table-row>
        <table:table-row table:style-name="ro2">
          <table:table-cell office:value-type="string">
            <text:p>followers</text:p>
          </table:table-cell>
          <table:table-cell table:style-name="ce1" office:value-type="float" office:value="0.000016">
            <text:p>1.60E-005</text:p>
          </table:table-cell>
          <table:table-cell office:value-type="float" office:value="0.3166">
            <text:p>0.3166</text:p>
          </table:table-cell>
          <table:table-cell table:number-columns-repeated="6"/>
        </table:table-row>
        <table:table-row table:style-name="ro1">
          <table:table-cell office:value-type="string">
            <text:p>fic</text:p>
          </table:table-cell>
          <table:table-cell office:value-type="float" office:value="-0.051576">
            <text:p>-0.051576</text:p>
          </table:table-cell>
          <table:table-cell office:value-type="float" office:value="0.8217">
            <text:p>0.8217</text:p>
          </table:table-cell>
          <table:table-cell table:number-columns-repeated="6"/>
        </table:table-row>
        <table:table-row table:style-name="ro1">
          <table:table-cell office:value-type="string">
            <text:p>ffr</text:p>
          </table:table-cell>
          <table:table-cell office:value-type="float" office:value="0.000393">
            <text:p>0.000393</text:p>
          </table:table-cell>
          <table:table-cell office:value-type="float" office:value="0.6973">
            <text:p>0.6973</text:p>
          </table:table-cell>
          <table:table-cell table:number-columns-repeated="6"/>
        </table:table-row>
        <table:table-row table:style-name="ro2">
          <table:table-cell office:value-type="string">
            <text:p>favorites</text:p>
          </table:table-cell>
          <table:table-cell office:value-type="float" office:value="-0.000103">
            <text:p>-0.000103</text:p>
          </table:table-cell>
          <table:table-cell office:value-type="float" office:value="0.2731">
            <text:p>0.2731</text:p>
          </table:table-cell>
          <table:table-cell table:style-name="ce1" office:value-type="float" office:value="-0.0000826">
            <text:p>-8.26E-005</text:p>
          </table:table-cell>
          <table:table-cell office:value-type="float" office:value="0.3717">
            <text:p>0.3717</text:p>
          </table:table-cell>
          <table:table-cell table:number-columns-repeated="4"/>
        </table:table-row>
        <table:table-row table:style-name="ro2">
          <table:table-cell office:value-type="string">
            <text:p>f2f</text:p>
          </table:table-cell>
          <table:table-cell office:value-type="float" office:value="-1.932759">
            <text:p>-1.932759</text:p>
          </table:table-cell>
          <table:table-cell office:value-type="float" office:value="0">
            <text:p>0</text:p>
          </table:table-cell>
          <table:table-cell office:value-type="float" office:value="-1.734559">
            <text:p>-1.734559</text:p>
          </table:table-cell>
          <table:table-cell office:value-type="float" office:value="0">
            <text:p>0</text:p>
          </table:table-cell>
          <table:table-cell office:value-type="float" office:value="-1.842341">
            <text:p>-1.84234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</text:p>
          </table:table-cell>
          <table:table-cell office:value-type="float" office:value="-1.325011">
            <text:p>-1.325011</text:p>
          </table:table-cell>
          <table:table-cell office:value-type="float" office:value="0">
            <text:p>0</text:p>
          </table:table-cell>
          <table:table-cell office:value-type="float" office:value="-1.466312">
            <text:p>-1.466312</text:p>
          </table:table-cell>
          <table:table-cell office:value-type="float" office:value="0">
            <text:p>0</text:p>
          </table:table-cell>
          <table:table-cell office:value-type="float" office:value="-1.431764">
            <text:p>-1.4317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McFadden R2</text:p>
          </table:table-cell>
          <table:table-cell office:value-type="float" office:value="0.083343" table:number-columns-spanned="2" table:number-rows-spanned="1">
            <text:p>0.083343</text:p>
          </table:table-cell>
          <table:covered-table-cell/>
          <table:table-cell office:value-type="float" office:value="0.076583" table:number-columns-spanned="2" table:number-rows-spanned="1">
            <text:p>0.076583</text:p>
          </table:table-cell>
          <table:covered-table-cell/>
          <table:table-cell office:value-type="float" office:value="0.074687" table:number-columns-spanned="2" table:number-rows-spanned="1">
            <text:p>0.074687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>
            <text:p>Log de Verosimilitud</text:p>
          </table:table-cell>
          <table:table-cell office:value-type="float" office:value="-346.3419" table:number-columns-spanned="2" table:number-rows-spanned="1">
            <text:p>-346.3419</text:p>
          </table:table-cell>
          <table:covered-table-cell/>
          <table:table-cell office:value-type="float" office:value="-348.8961" table:number-columns-spanned="2" table:number-rows-spanned="1">
            <text:p>-348.8961</text:p>
          </table:table-cell>
          <table:covered-table-cell/>
          <table:table-cell office:value-type="float" office:value="-349.6124" table:number-columns-spanned="2" table:number-rows-spanned="1">
            <text:p>-349.6124</text:p>
          </table:table-cell>
          <table:covered-table-cell/>
          <table:table-cell table:number-columns-spanned="2" table:number-rows-spanned="1"/>
          <table:covered-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9/17/2014</text:date>, <text:time>00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C</meta:initial-creator>
    <meta:creation-date>2014-09-17T00:25:37.68</meta:creation-date>
    <dc:date>2014-09-17T00:59:45.61</dc:date>
    <dc:creator>J C</dc:creator>
    <meta:editing-duration>PT34M6S</meta:editing-duration>
    <meta:editing-cycles>4</meta:editing-cycles>
    <meta:generator>OpenOffice/4.0.1$Win32 OpenOffice.org_project/401m5$Build-9714</meta:generator>
    <meta:document-statistic meta:table-count="3" meta:cell-count="70" meta:object-count="0"/>
  </office:meta>
</office:document-meta>
</file>